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text-properties officeooo:paragraph-rsid="001ba455"/>
    </style:style>
    <style:style style:name="P2" style:family="paragraph" style:parent-style-name="Text_20_body">
      <style:text-properties fo:font-weight="bold" style:font-weight-asian="bold" style:font-weight-complex="bold"/>
    </style:style>
    <style:style style:name="P3" style:family="paragraph" style:parent-style-name="Subtitle">
      <style:text-properties officeooo:paragraph-rsid="00206909"/>
    </style:style>
    <style:style style:name="P4" style:family="paragraph" style:parent-style-name="Subtitle">
      <style:paragraph-properties fo:text-align="center" style:justify-single-word="false"/>
      <style:text-properties fo:font-size="14pt" officeooo:paragraph-rsid="00206909" style:font-size-asian="14pt" style:font-size-complex="14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text-properties officeooo:paragraph-rsid="00206909"/>
    </style:style>
    <style:style style:name="P12" style:family="paragraph" style:parent-style-name="Text_20_body">
      <style:paragraph-properties fo:text-align="center" style:justify-single-word="false"/>
      <style:text-properties officeooo:paragraph-rsid="00206909"/>
    </style:style>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T1" style:family="text">
      <style:text-properties officeooo:rsid="001c2727"/>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loppinux - An Embedded 🐧Linux on a Single 💾Floppy</text:p>
      <text:p text:style-name="P3">MANUAL FOR VERSION 0.1.0<text:line-break/></text:p>
      <text:p text:style-name="P12"><text:span text:style-name="Source_20_Text"><text:s text:c="2"/>_____ _ <text:s text:c="18"/>_ <text:s text:c="17"/></text:span></text:p>
      <text:p text:style-name="P12"><text:span text:style-name="Source_20_Text"><text:s/>| <text:s/>___| | ___ <text:s/>_ __ <text:s/>_ __ (_)_ __ <text:s/>_ <text:s text:c="2"/>___ <text:s/>__</text:span></text:p>
      <text:p text:style-name="P12"><text:span text:style-name="Source_20_Text"><text:s/>| |_ <text:s/>| |/ _ \| '_ \| '_ \| | '_ \| | | \ \/ /</text:span></text:p>
      <text:p text:style-name="P12"><text:span text:style-name="Source_20_Text"><text:s/>| <text:s/>_| | | (_) | |_) | |_) | | | | | |_| |&gt; <text:s/>&lt; </text:span></text:p>
      <text:p text:style-name="P12"><text:span text:style-name="Source_20_Text"><text:s/>|_| <text:s text:c="2"/>|_|\___/| .__/| .__/|_|_| |_|\__,_/_/\_\</text:span></text:p>
      <text:p text:style-name="P12"><text:span text:style-name="Source_20_Text"><text:s text:c="15"/>|_| <text:s text:c="2"/>|_| <text:s text:c="22"/></text:span></text:p>
      <text:p text:style-name="P4"><text:span text:style-name="T2">By Krzysztof Krystian Jankowski for the community</text:span></text:p>
      <text:p text:style-name="P12"><text:span text:style-name="T2"/></text:p>
      <text:h text:style-name="Heading_20_1" text:outline-level="1">Goals for the project</text:h>
      <text:list xml:id="list4044744718" text:style-name="L1">
        <text:list-item>
          <text:p text:style-name="P13">The obvious most important goal is to fit everything (OS+software) on one floppy or 1440KiB</text:p>
        </text:list-item>
        <text:list-item>
          <text:p text:style-name="P13">Latest Linux kernel</text:p>
        </text:list-item>
        <text:list-item>
          <text:p text:style-name="P13">Tools reduced to those needed to support my embedded application</text:p>
        </text:list-item>
        <text:list-item>
          <text:p text:style-name="P13">Documentation with easy and understandable steps to reproduce the build</text:p>
        </text:list-item>
        <text:list-item>
          <text:p text:style-name="P5">As always free and open source</text:p>
        </text:list-item>
      </text:list>
      <text:p text:style-name="Text_20_body">Additional future upgrades:</text:p>
      <text:list xml:id="list738959380" text:style-name="L2">
        <text:list-item>
          <text:p text:style-name="P14">Ability to mount another floppy to save files</text:p>
        </text:list-item>
        <text:list-item>
          <text:p text:style-name="P6">Nano text editor (or anything similar)</text:p>
        </text:list-item>
      </text:list>
      <text:h text:style-name="Heading_20_1" text:outline-level="1">Let's Build FLOPPINUX Distribution</text:h>
      <text:h text:style-name="Heading_20_2" text:outline-level="2">Working Directory</text:h>
      <text:p text:style-name="Text_20_body">Create directory where you will keep all the files.</text:p>
      <text:p text:style-name="Quotations"><text:span text:style-name="Source_20_Text">mkdir ~/my-linux-distro/<text:line-break/>cd ~/my-linux-distro/</text:span></text:p>
      <text:h text:style-name="Heading_20_2" text:outline-level="2">Kernel</text:h>
      <text:p text:style-name="Text_20_body">I'm using the latest revision. It's a feat of it's own that connects old and new technologies togheter. At the moment it is Kernel 5.13.0-rc2. </text:p>
      <text:p text:style-name="Text_20_body"><text:soft-page-break/>Get the sources:</text:p>
      <text:p text:style-name="Quotations"><text:span text:style-name="Source_20_Text">git clone --depth=1 </text:span><text:a xlink:type="simple" xlink:href="https://git.kernel.org/pub/scm/linux/kernel/git/stable/linux.git" text:style-name="Internet_20_link" text:visited-style-name="Visited_20_Internet_20_Link"><text:span text:style-name="Source_20_Text">https://git.kernel.org/pub/scm/linux/kernel/git/stable/linux.git</text:span></text:a><text:span text:style-name="Source_20_Text"><text:line-break/>cd linux</text:span></text:p>
      <text:p text:style-name="Text_20_body">Now that you have them in /linux/ directory lets configure and build our custom kernel. First create tiniest configuration:</text:p>
      <text:p text:style-name="Quotations"><text:span text:style-name="Source_20_Text">make ARCH=x86 tinyconfig</text:span></text:p>
      <text:p text:style-name="Text_20_body">Now you need to add additonal config settings on top of it:</text:p>
      <text:p text:style-name="Quotations"><text:span text:style-name="Source_20_Text">make ARCH=x86 menuconfig</text:span> </text:p>
      <text:p text:style-name="Text_20_body">From menus choose those options:</text:p>
      <text:list xml:id="list1910999056" text:style-name="L3">
        <text:list-item>
          <text:p text:style-name="P15">Processor type and features &gt; Processor family &gt; <text:span text:style-name="Strong_20_Emphasis">486</text:span></text:p>
        </text:list-item>
        <text:list-item>
          <text:p text:style-name="P15">Device Drivers &gt; Character devices &gt; <text:span text:style-name="Strong_20_Emphasis">Enable TTY</text:span></text:p>
        </text:list-item>
        <text:list-item>
          <text:p text:style-name="P15">General Setup &gt; Configure standard kernel features (expert users) &gt;<text:span text:style-name="Strong_20_Emphasis"> Enable support for printk</text:span></text:p>
        </text:list-item>
        <text:list-item>
          <text:p text:style-name="P15">General Setup &gt; <text:span text:style-name="Strong_20_Emphasis">Initial RAM filesystem and RAM disk (initramfs/initrd)</text:span></text:p>
        </text:list-item>
        <text:list-item>
          <text:p text:style-name="P15">Executable file formats &gt; <text:span text:style-name="Strong_20_Emphasis">Kernel support for ELF binaries</text:span></text:p>
        </text:list-item>
        <text:list-item>
          <text:p text:style-name="P7">Executable file formats &gt; <text:span text:style-name="Strong_20_Emphasis">Kernel support for scripts starting with #!</text:span></text:p>
        </text:list-item>
      </text:list>
      <text:p text:style-name="Text_20_body">Exit configuration (yes, save settings to .config). Now it's time for compiling!</text:p>
      <text:p text:style-name="Quotations"><text:span text:style-name="Source_20_Text">make ARCH=x86 bzImage</text:span></text:p>
      <text:p text:style-name="Text_20_body">This will take a while depending on the speed of your CPU. In the end the kernel will be created in <text:span text:style-name="Emphasis">arch/x86/boot/bzImage</text:span>. Move it to our main directory.</text:p>
      <text:p text:style-name="Quotations"><text:span text:style-name="Source_20_Text">mv arch/x86/boot/bzImage ..</text:span>/</text:p>
      <text:h text:style-name="Heading_20_2" text:outline-level="2">Tools</text:h>
      <text:p text:style-name="Text_20_body">Without tools kernel will just boot and you will not be able to do anything. One of the most popular lightweight tools are BusyBox. Those replaces (bigger) GNU tools with just enough functionality for embedded needs.</text:p>
      <text:p text:style-name="Text_20_body">Check the latest version at <text:a xlink:type="simple" xlink:href="https://busybox.net/downloads/" text:style-name="Internet_20_link" text:visited-style-name="Visited_20_Internet_20_Link">https://busybox.net/downloads/</text:a>. At the moment it is 1.33.1. Download this file, extract it and change directory:</text:p>
      <text:p text:style-name="Quotations"><text:span text:style-name="Source_20_Text">wget </text:span><text:a xlink:type="simple" xlink:href="https://busybox.net/downloads/busybox-1.33.1.tar.bz2" text:style-name="Internet_20_link" text:visited-style-name="Visited_20_Internet_20_Link"><text:span text:style-name="Source_20_Text">https://busybox.net/downloads/busybox-1.33.1.tar.bz2</text:span></text:a><text:span text:style-name="Source_20_Text"><text:line-break/>tar xjvf busybox-1.19.3.tar.bz2<text:line-break/>cd busybox-1.33.1/</text:span></text:p>
      <text:p text:style-name="Text_20_body">As with kernel you need to create starting configuration:</text:p>
      <text:p text:style-name="Quotations"><text:span text:style-name="Source_20_Text">make allnoconfig</text:span></text:p>
      <text:p text:style-name="Text_20_body"><text:soft-page-break/>Now the fun part. You need to choose what tools you want. Each menu entry will show how much more KB will be taken if you choose it. So choose it wisely :)</text:p>
      <text:p text:style-name="Quotations"><text:span text:style-name="Source_20_Text">make menuconfig</text:span></text:p>
      <text:p text:style-name="Text_20_body">I chosed those:</text:p>
      <text:list xml:id="list2101948865" text:style-name="L4">
        <text:list-item>
          <text:p text:style-name="P16">Settings &gt; <text:span text:style-name="Strong_20_Emphasis">Build static binary (no shared libs)</text:span></text:p>
        </text:list-item>
        <text:list-item>
          <text:p text:style-name="P16">Coreutils &gt; <text:span text:style-name="Strong_20_Emphasis">cat, du, echo, ls, sleep, uname</text:span> (change Operating system name to anything you want)</text:p>
        </text:list-item>
        <text:list-item>
          <text:p text:style-name="P16">Console Utilities &gt; <text:span text:style-name="Strong_20_Emphasis">clear</text:span></text:p>
        </text:list-item>
        <text:list-item>
          <text:p text:style-name="P16">Editors &gt; <text:span text:style-name="Strong_20_Emphasis">vi</text:span></text:p>
        </text:list-item>
        <text:list-item>
          <text:p text:style-name="P16">Init Utilities &gt; <text:span text:style-name="Strong_20_Emphasis">poweroff, reboot, init, Support reading an inittab file</text:span></text:p>
        </text:list-item>
        <text:list-item>
          <text:p text:style-name="P16">Linux System Utilities &gt; <text:span text:style-name="Strong_20_Emphasis">mount, umount</text:span></text:p>
        </text:list-item>
        <text:list-item>
          <text:p text:style-name="P16">Miscellaneous Utilities &gt;<text:span text:style-name="Strong_20_Emphasis"> less</text:span></text:p>
        </text:list-item>
        <text:list-item>
          <text:p text:style-name="P8">Shells &gt; <text:span text:style-name="Strong_20_Emphasis">ash</text:span></text:p>
        </text:list-item>
      </text:list>
      <text:p text:style-name="Text_20_body">Now exit with save config. Compile time.</text:p>
      <text:p text:style-name="Quotations"><text:span text:style-name="Source_20_Text"><text:span text:style-name="T1">m</text:span></text:span><text:span text:style-name="Source_20_Text">ake<text:line-break/>make install</text:span></text:p>
      <text:p text:style-name="Text_20_body">This will create a filesystem with all the files at _install. Move it to our main directory. I like to rename it also.</text:p>
      <text:p text:style-name="Quotations"><text:span text:style-name="Source_20_Text">mv _install ../filesystem</text:span></text:p>
      <text:h text:style-name="Heading_20_2" text:outline-level="2">Filesystem</text:h>
      <text:p text:style-name="Text_20_body">You got kernel and basic tools but the system still needs some additional directory structure.</text:p>
      <text:p text:style-name="Quotations"><text:span text:style-name="Source_20_Text">cd ../filesystem<text:line-break/>mkdir -pv {dev,proc,etc/init.d,sys,tmp}<text:line-break/>sudo mknod dev/console c 5 1<text:line-break/>sudo mknod dev/null c 1 3</text:span></text:p>
      <text:p text:style-name="Text_20_body">Now create few configuration files. First one is a welcome message that will be shown after booting:</text:p>
      <text:p text:style-name="Quotations"><text:span text:style-name="Source_20_Text">cat &gt;&gt; welcome &lt;&lt; EOF<text:line-break/>Some welcome text…<text:line-break/>EOF</text:span></text:p>
      <text:p text:style-name="Text_20_body">Inittab file that handles starting, exiting and restarting:</text:p>
      <text:p text:style-name="Quotations"><text:span text:style-name="Source_20_Text">cat &gt;&gt; etc/inittab &lt;&lt; EOF<text:line-break/>::sysinit:/etc/init.d/rc<text:line-break/>::askfirst:­/bin/sh<text:line-break/>::restart:/sbin/init<text:line-break/>::ctrlaltdel:/sbin/reboot<text:line-break/>::shutdown:/bin/umount ­-a -­r<text:line-break/>EOF</text:span></text:p>
      <text:p text:style-name="Text_20_body"><text:soft-page-break/>And the actual init script:</text:p>
      <text:p text:style-name="P1"><text:span text:style-name="Source_20_Text">cat &gt;&gt; etc/init.d/rc &lt;&lt; EOF<text:line-break/>#!/bin/shmount -t proc none /proc<text:line-break/>mount -t sysfs none /sys<text:line-break/>clear<text:line-break/>cat welcome<text:line-break/>/bin/sh<text:line-break/>EOF</text:span></text:p>
      <text:p text:style-name="Text_20_body">Make init executable and owner of all files to root:</text:p>
      <text:p text:style-name="Quotations"><text:span text:style-name="Source_20_Text">chmod +x etc/init.d/rc<text:line-break/>sudo chown -R root:root .</text:span></text:p>
      <text:p text:style-name="Text_20_body">Lastly compress this directory into one file:</text:p>
      <text:p text:style-name="Quotations"><text:span text:style-name="Source_20_Text">find . | cpio -H newc -o | gzip -9 &gt; ../rootfs.cpio.gz</text:span></text:p>
      <text:p text:style-name="Text_20_body">You can test if everything goes as planned by runing QEMU from the base directory:</text:p>
      <text:p text:style-name="Quotations"><text:span text:style-name="Source_20_Text">qemu-system-i386 -kernel bzImage -initrd rootfs.cpio.gz</text:span></text:p>
      <text:p text:style-name="Text_20_body">Next step is to put this on a floppy!</text:p>
      <text:h text:style-name="Heading_20_2" text:outline-level="2">Boot Image</text:h>
      <text:p text:style-name="Text_20_body">Create this grub file that will point to your newly created kernel and filesystem:</text:p>
      <text:p text:style-name="Quotations"><text:span text:style-name="Source_20_Text">cat &gt;&gt; syslinux.cfg &lt;&lt; EOF<text:line-break/>DEFAULT linux<text:line-break/>LABEL linux <text:line-break/> <text:s/>SAY [ BOOTING FLOPPINUX VERSION 0.1.0 ] <text:line-break/> <text:s/>KERNEL bzImage <text:line-break/> <text:s/>APPEND initrd=rootfs.cpio.gz<text:line-break/>EOF</text:span></text:p>
      <text:p text:style-name="Text_20_body">Create empty floppy image:</text:p>
      <text:p text:style-name="Quotations"><text:span text:style-name="Source_20_Text">dd if=/dev/zero of=floppinux.img bs=1k count=1440<text:line-break/>mkdosfs floppinux.img<text:line-break/>syslinux --install floppinux.img</text:span></text:p>
      <text:p text:style-name="Text_20_body">Mount it and copy syslinux, kernel and filesystem onto it:</text:p>
      <text:p text:style-name="Quotations"><text:span text:style-name="Source_20_Text">sudo mount -o loop floppinux.img /mnt<text:line-break/>sudo cp bzImage /mnt<text:line-break/>sudo cp rootfs.cpio.gz /mnt<text:line-break/>sudo cp syslinux.cfg /mnt<text:line-break/>sudo umount /mnt</text:span></text:p>
      <text:p text:style-name="P2">Done!</text:p>
      <text:p text:style-name="Text_20_body">You have your own distribution image floppinux.img ready to burn onto a floppy and boot on real hardware!</text:p>
      <text:p text:style-name="Text_20_body"><text:soft-page-break/>If you don't have a floppy you can just test it in the QEMU like a normal person:</text:p>
      <text:p text:style-name="Quotations"><text:span text:style-name="Source_20_Text">qemu-system-i386 -fda floppinux.img</text:span></text:p>
      <text:h text:style-name="Heading_20_1" text:outline-level="1">Summary</text:h>
      <text:p text:style-name="Text_20_body">Full size: 1440KiB / <text:span text:style-name="Strong_20_Emphasis">1.44MiB<text:line-break/></text:span>Kernel size: 632KiB<text:line-break/>Tools: 552KiB<text:line-break/>Free space left (du -h): <text:span text:style-name="Strong_20_Emphasis">272KiB</text:span></text:p>
      <text:h text:style-name="Heading_20_2" text:outline-level="2">Adding Embedded Application</text:h>
      <text:p text:style-name="Text_20_body">Now as we have our embedded distribution let's make some use of it. It boots very fast (after floppy loads) and can easily run any compiled application. But I want to have some fun with scripts. So I will put .sh scripts instead of compiled software. The process then is the same.</text:p>
      <text:list xml:id="list2300582533" text:style-name="L5">
        <text:list-item>
          <text:p text:style-name="P17">Update files in the /filesystem/ directory</text:p>
        </text:list-item>
        <text:list-item>
          <text:p text:style-name="P17">compress rootfs file</text:p>
        </text:list-item>
        <text:list-item>
          <text:p text:style-name="P17">mount distro image</text:p>
        </text:list-item>
        <text:list-item>
          <text:p text:style-name="P17">replace rootfs file</text:p>
        </text:list-item>
        <text:list-item>
          <text:p text:style-name="P17">umonut image</text:p>
        </text:list-item>
        <text:list-item>
          <text:p text:style-name="P17">(optionaly) burn new iso to the floppy</text:p>
        </text:list-item>
        <text:list-item>
          <text:p text:style-name="P9">boot to a new system with your updated software</text:p>
        </text:list-item>
      </text:list>
      <text:p text:style-name="Text_20_body">You will also want to change the <text:span text:style-name="Emphasis">etc/init.d/rc</text:span> script and change /bin/sh to a script/binary file path.</text:p>
      <text:p text:style-name="Text_20_body">But for time of debugging it's better to run the app by hand. I depend on scripts so having Vi editor is very handy for testing fixes live.</text:p>
      <text:h text:style-name="Heading_20_2" text:outline-level="2">Resources</text:h>
      <text:list xml:id="list199505017" text:style-name="L6">
        <text:list-item>
          <text:p text:style-name="P18"><text:a xlink:type="simple" xlink:href="https://www.insentricity.com/a.cl/283" text:style-name="Internet_20_link" text:visited-style-name="Visited_20_Internet_20_Link">https://www.insentricity.com/a.cl/283</text:a></text:p>
        </text:list-item>
        <text:list-item>
          <text:p text:style-name="P18"><text:a xlink:type="simple" xlink:href="https://backreference.org/2010/07/04/modifying-initrdinitramfs-files/" text:style-name="Internet_20_link" text:visited-style-name="Visited_20_Internet_20_Link">https://backreference.org/2010/07/04/modifying-initrdinitramfs-files/</text:a></text:p>
        </text:list-item>
        <text:list-item>
          <text:p text:style-name="P18"><text:a xlink:type="simple" xlink:href="https://www.centennialsoftwaresolutions.com/post/build-the-linux-kernel-and-busybox-and-run-them-on-qemu" text:style-name="Internet_20_link" text:visited-style-name="Visited_20_Internet_20_Link">https://www.centennialsoftwaresolutions.com/post/build-the-linux-kernel-and-busybox-and-run-them-on-qemu</text:a></text:p>
        </text:list-item>
        <text:list-item>
          <text:p text:style-name="P18"><text:a xlink:type="simple" xlink:href="http://web.archive.org/web/20120531230823/http://blog.nasirabed.com/2012/01/minimal-linux-busybox.html" text:style-name="Internet_20_link" text:visited-style-name="Visited_20_Internet_20_Link">http://blog.nasirabed.com/2012/01/minimal-linux-busybox.html</text:a></text:p>
        </text:list-item>
        <text:list-item>
          <text:p text:style-name="P10"><text:a xlink:type="simple" xlink:href="https://bootlin.com/doc/legacy/elfs/embedded_lfs.pdf" text:style-name="Internet_20_link" text:visited-style-name="Visited_20_Internet_20_Link">https://bootlin.com/doc/legacy/elfs/embedded_lfs.pdf</text:a></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2T12:32:23.723000000</meta:creation-date>
    <dc:date>2021-05-22T13:19:06.208251235</dc:date>
    <meta:editing-duration>PT12M4S</meta:editing-duration>
    <meta:editing-cycles>4</meta:editing-cycles>
    <meta:generator>LibreOffice/6.4.7.2$Linux_X86_64 LibreOffice_project/40$Build-2</meta:generator>
    <meta:document-statistic meta:table-count="0" meta:image-count="0" meta:object-count="0" meta:page-count="5" meta:paragraph-count="108" meta:word-count="1037" meta:character-count="6488" meta:non-whitespace-character-count="5490"/>
  </office:meta>
</office:document-meta>
</file>